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Hola mundo</text:p>
      <text:p text:style-name="Standard"><text:span text:style-name="T2">Que t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uario</dc:creator>
    <meta:creation-date>2009-04-16T11:32:00Z</meta:creation-date>
    <dc:date>2017-10-13T18:14:00Z</dc:date>
    <meta:template xlink:href="Normal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8" meta:row-count="1" meta:non-whitespace-character-count="17"/>
  </office:meta>
</office:document-meta>
</file>